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4,109,509,85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2,742,613,55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,759,069,103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1,723,531,173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3,210,682,538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1,261,432,791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1,295,659,243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7,984,910,501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4,250,755,231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1,619,637,799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1,670,840,931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9,545,177,014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8,355,006,706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,865,892,972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,927,157,867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,536,411,824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,999,511,040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081,024,212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521,339,699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477,038,204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,789,443,014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,936,615,298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,155,311,07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36:01.514296585</dc:date>
    <meta:editing-duration>PT5H27M22S</meta:editing-duration>
    <meta:editing-cycles>131</meta:editing-cycles>
    <meta:generator>LibreOffice/7.2.6.2$Linux_X86_64 LibreOffice_project/20$Build-2</meta:generator>
    <meta:document-statistic meta:table-count="1" meta:cell-count="48" meta:object-count="0"/>
  </office:meta>
</office:document-meta>
</file>